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2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75in"/>
    </style:style>
    <style:style style:name="Table4.D" style:family="table-column">
      <style:table-column-properties style:column-width="0.9375in"/>
    </style:style>
    <style:style style:name="Table4.E" style:family="table-column">
      <style:table-column-properties style:column-width="2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" officeooo:paragraph-rsid="0011afe3" style:font-name-complex="TH Sarabun New"/>
    </style:style>
    <style:style style:name="P2" style:family="paragraph" style:parent-style-name="Standard">
      <style:text-properties style:font-name="TH Sarabun New" officeooo:rsid="0011afe3" style:font-name-complex="TH Sarabun New"/>
    </style:style>
    <style:style style:name="P3" style:family="paragraph" style:parent-style-name="Standard">
      <style:text-properties officeooo:paragraph-rsid="0011afe3"/>
    </style:style>
    <style:style style:name="P4" style:family="paragraph" style:parent-style-name="Standard">
      <style:text-properties officeooo:rsid="001d0d47" officeooo:paragraph-rsid="001d0d47"/>
    </style:style>
    <style:style style:name="P5" style:family="paragraph" style:parent-style-name="Standard">
      <style:text-properties officeooo:paragraph-rsid="001d0d47"/>
    </style:style>
    <style:style style:name="P6" style:family="paragraph" style:parent-style-name="Standard">
      <style:paragraph-properties fo:margin-left="0.5in" fo:margin-right="0in" fo:text-indent="0in" style:auto-text-indent="false"/>
      <style:text-properties style:font-name="TH Sarabun New" officeooo:paragraph-rsid="0011afe3" style:font-name-complex="TH Sarabun New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41e65" officeooo:paragraph-rsid="00141e65" style:font-size-asian="16pt" style:font-name-complex="TH Sarabun New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TH Sarabun New" fo:font-size="16pt" officeooo:rsid="00158890" officeooo:paragraph-rsid="00158890" style:font-size-asian="16pt" style:font-name-complex="TH Sarabun New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TH Sarabun New" fo:font-size="16pt" officeooo:rsid="00141e65" officeooo:paragraph-rsid="00141e65" style:font-size-asian="16pt" style:font-name-complex="TH Sarabun New" style:font-size-complex="16pt"/>
    </style:style>
    <style:style style:name="P10" style:family="paragraph" style:parent-style-name="Table_20_Contents">
      <style:text-properties officeooo:rsid="001ac66f" officeooo:paragraph-rsid="001ac66f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d0d47"/>
    </style:style>
    <style:style style:name="P13" style:family="paragraph" style:parent-style-name="Table_20_Contents">
      <style:text-properties officeooo:paragraph-rsid="001d0d47"/>
    </style:style>
    <style:style style:name="P14" style:family="paragraph" style:parent-style-name="Standard">
      <style:text-properties style:font-name="TH Sarabun New" officeooo:rsid="001ac66f" officeooo:paragraph-rsid="001ac66f" style:font-name-complex="TH Sarabun New"/>
    </style:style>
    <style:style style:name="P15" style:family="paragraph" style:parent-style-name="Standard">
      <style:text-properties fo:font-weight="bold" officeooo:rsid="001d0d47" officeooo:paragraph-rsid="001d0d47" style:font-weight-asian="bold" style:font-size-complex="16pt" style:font-weight-complex="bold"/>
    </style:style>
    <style:style style:name="P16" style:family="paragraph" style:parent-style-name="Standard">
      <style:text-properties fo:font-weight="normal" officeooo:rsid="001d0d47" officeooo:paragraph-rsid="001d0d47" style:font-weight-asian="normal" style:font-size-complex="16pt" style:font-weight-complex="normal"/>
    </style:style>
    <style:style style:name="P17" style:family="paragraph" style:parent-style-name="Standard">
      <style:text-properties officeooo:rsid="001ac66f" officeooo:paragraph-rsid="001ac66f"/>
    </style:style>
    <style:style style:name="P18" style:family="paragraph" style:parent-style-name="Heading_20_1" style:list-style-name="WWNum34">
      <style:text-properties style:font-name="TH Sarabun New" officeooo:paragraph-rsid="0011afe3" style:font-name-complex="TH Sarabun New"/>
    </style:style>
    <style:style style:name="P19" style:family="paragraph" style:parent-style-name="Heading_20_2">
      <style:text-properties officeooo:paragraph-rsid="00135589"/>
    </style:style>
    <style:style style:name="P20" style:family="paragraph" style:parent-style-name="Heading_20_2">
      <style:text-properties style:font-name="TH Sarabun New" fo:font-size="16pt" fo:font-weight="normal" officeooo:rsid="00135589" officeooo:paragraph-rsid="00135589" style:font-size-asian="16pt" style:font-weight-asian="normal" style:font-name-complex="TH Sarabun New" style:font-size-complex="16pt" style:font-weight-complex="normal"/>
    </style:style>
    <style:style style:name="P21" style:family="paragraph" style:parent-style-name="Heading_20_2">
      <style:text-properties style:font-name="TH Sarabun New" fo:font-size="16pt" fo:font-weight="bold" officeooo:rsid="00135589" officeooo:paragraph-rsid="00135589" style:font-size-asian="16pt" style:font-weight-asian="bold" style:font-name-complex="TH Sarabun New" style:font-size-complex="16pt" style:font-weight-complex="bold"/>
    </style:style>
    <style:style style:name="P22" style:family="paragraph" style:parent-style-name="Heading_20_2">
      <style:text-properties style:font-name="TH Sarabun New" officeooo:paragraph-rsid="00135589" style:font-name-complex="TH Sarabun New"/>
    </style:style>
    <style:style style:name="P23" style:family="paragraph" style:parent-style-name="Table_20_Contents">
      <style:text-properties officeooo:rsid="0020b943" officeooo:paragraph-rsid="0020b943"/>
    </style:style>
    <style:style style:name="P24" style:family="paragraph" style:parent-style-name="Table_20_Contents">
      <style:text-properties officeooo:paragraph-rsid="001d0d47"/>
    </style:style>
    <style:style style:name="P25" style:family="paragraph" style:parent-style-name="Table_20_Contents">
      <style:text-properties officeooo:paragraph-rsid="0020b943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text-properties style:text-underline-style="solid" style:text-underline-width="auto" style:text-underline-color="font-color"/>
    </style:style>
    <style:style style:name="T1" style:family="text">
      <style:text-properties officeooo:rsid="0011afe3"/>
    </style:style>
    <style:style style:name="T2" style:family="text">
      <style:text-properties style:font-name="TH Sarabun New" style:font-name-complex="TH Sarabun New"/>
    </style:style>
    <style:style style:name="T3" style:family="text">
      <style:text-properties style:font-name="TH Sarabun New" officeooo:rsid="0011afe3" style:font-name-complex="TH Sarabun New"/>
    </style:style>
    <style:style style:name="T4" style:family="text">
      <style:text-properties style:font-name="TH Sarabun New" officeooo:rsid="00135589" style:font-name-complex="TH Sarabun New"/>
    </style:style>
    <style:style style:name="T5" style:family="text">
      <style:text-properties style:font-name="TH Sarabun New" officeooo:rsid="00170b7d" style:font-name-complex="TH Sarabun New"/>
    </style:style>
    <style:style style:name="T6" style:family="text">
      <style:text-properties style:font-name="TH Sarabun New" fo:font-size="16pt" fo:font-weight="normal" officeooo:rsid="00135589" style:font-size-asian="16pt" style:font-weight-asian="normal" style:font-name-complex="TH Sarabun New" style:font-size-complex="16pt" style:font-weight-complex="normal"/>
    </style:style>
    <style:style style:name="T7" style:family="text">
      <style:text-properties style:font-name="TH Sarabun New" fo:font-size="16pt" fo:font-weight="normal" officeooo:rsid="0016b275" style:font-size-asian="16pt" style:font-weight-asian="normal" style:font-name-complex="TH Sarabun New" style:font-size-complex="16pt" style:font-weight-complex="normal"/>
    </style:style>
    <style:style style:name="T8" style:family="text">
      <style:text-properties officeooo:rsid="00158890"/>
    </style:style>
    <style:style style:name="T9" style:family="text">
      <style:text-properties officeooo:rsid="001ac66f"/>
    </style:style>
    <style:style style:name="T10" style:family="text">
      <style:text-properties officeooo:rsid="001d0d47" style:font-size-complex="16pt"/>
    </style:style>
    <style:style style:name="T11" style:family="text">
      <style:text-properties fo:font-weight="normal" officeooo:rsid="001d0d47" style:font-weight-asian="normal" style:font-size-complex="16pt" style:font-weight-complex="normal"/>
    </style:style>
    <style:style style:name="T12" style:family="text">
      <style:text-properties officeooo:rsid="0020b943"/>
    </style:style>
    <style:style style:name="T13" style:family="text">
      <style:text-properties fo:font-variant="normal" fo:text-transform="none" fo:color="#000000" style:font-name="Helvetica" fo:font-size="9pt" fo:letter-spacing="normal" fo:font-style="normal" fo:font-weight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3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333333" draw:fill="solid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333333" draw:fill="none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2c001e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fill-image-width="0in" draw:fill-image-height="0in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333333" draw:fill="solid" draw:fill-color="#2c001e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36859170836030904" text:style-name="WWNum34">
        <text:list-item>
          <text:h text:style-name="P18" text:outline-level="1"><draw:ellipse text:anchor-type="char" draw:z-index="0" draw:name="Oval 2095" draw:style-name="gr1" draw:text-style-name="P26" svg:width="0.2815in" svg:height="0.2606in" svg:x="5.6634in" svg:y="-0.5146in"><text:p/></draw:ellipse> การวิเคราะห์และออกแบบระบบ</text:h>
        </text:list-item>
      </text:list>
      <text:p text:style-name="P3"><text:span text:style-name="T2"><text:s/><text:tab/></text:span><text:span text:style-name="T5">ในบทนี้อธิบายถึงการวิเคราะห์</text:span><text:span text:style-name="T2">และออกแบบ</text:span><text:span text:style-name="T3">แอพพูดสื่อใจ </text:span><text:span text:style-name="T2">ใช้เครื่องมือในการออกแบบดังนี้</text:span></text:p>
      <text:p text:style-name="P1"><text:tab/>3.1 <text:span text:style-name="T1">ภาพรวมของระบบ</text:span></text:p>
      <text:p text:style-name="P6">3.2 Software Requirements <text:tab/><text:line-break/>3.3 User Interface Design <text:tab/><text:line-break/>3.4 Use case Diagram <text:s/><text:tab/><text:line-break/>3.5 Class Diagram <text:tab/><text:line-break/>3.6 State Diagram <text:tab/><text:line-break/>3.7 การออกแบบฐานข้อมูล </text:p>
      <text:h text:style-name="Heading_20_2" text:outline-level="2"><text:span text:style-name="T2"><text:s text:c="7"/>3.1 </text:span><text:span text:style-name="T3">ภาพรวมของระบบ</text:span></text:h>
      <text:p text:style-name="P2"/>
      <text:h text:style-name="P19" text:outline-level="2"><text:s text:c="6"/><text:span text:style-name="T2">3.2 Software Requirements</text:span></text:h>
      <text:h text:style-name="P19" text:outline-level="2"><text:span text:style-name="T2"><text:s/><text:tab/><text:tab/></text:span><text:span text:style-name="T4">3.2.1 Functional requirement</text:span><text:span text:style-name="T2"><text:line-break/> <text:tab/></text:span><text:span text:style-name="T4">3.2.2 Non-Functional requirement</text:span></text:h>
      <text:h text:style-name="P19" text:outline-level="2"><text:span text:style-name="T2"><text:s text:c="7"/>3.3 User Interface Design <text:line-break/>3.4 Use </text:span><text:span text:style-name="T4">C</text:span><text:span text:style-name="T2">ase Diagram</text:span></text:h>
      <text:h text:style-name="P19" text:outline-level="2"><text:span text:style-name="T2"><text:s text:c="2"/><text:tab/><text:tab/></text:span><text:span text:style-name="T6">Use Case Diagram เป็นโมเดลเพื่อแสดงฟังก์ชันการทำงานชองระบบโดยรวมว่ามีส่วนประกอบใดบ้าง และมีกิจกรรมใดบ้างที่เกิดชึ้นในระบบ สัญลักษณ์ที่ใช้ในการเขียน Use Case Diagram ดังแสดงในตาราง</text:span></text:h>
      <text:h text:style-name="P20" text:outline-level="2"/>
      <text:h text:style-name="P21" text:outline-level="2">ตาราง สัญลักษณ์ของ Use Case Diagram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สัญลักษณ์</text:p>
          </table:table-cell>
          <table:table-cell table:style-name="Table1.B1" office:value-type="string">
            <text:p text:style-name="P7">คำอธิบาย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>User Case คือส่วนย่อยของระบบ แทนด้วยวงรีและชื่อ Use Case ในวงรี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>Actor คือบุคคลหรือระบบงานอื่นที่ใช้งานระบบหรือได้รับประโยชน์จากระบบซึ่งอยู่ภายนอกระบบ แทนด้วยรูปคนและมีชื่อบทบาทการใช้งานระบบ <text:s/></text:p>
          </table:table-cell>
        </table:table-row>
        <table:table-row>
          <table:table-cell table:style-name="Table1.A2" office:value-type="string">
            <text:p text:style-name="P7"><draw:line text:anchor-type="paragraph" draw:z-index="1" draw:name="Shape1" draw:style-name="gr2" draw:text-style-name="P26" svg:x1="0.2043in" svg:y1="0.1457in" svg:x2="1.2563in" svg:y2="0.1457in"><text:p/></draw:line></text:p>
          </table:table-cell>
          <table:table-cell table:style-name="Table1.B2" office:value-type="string">
            <text:p text:style-name="P9">เส้นที่แสดงถึงการใช้งาน Use Case ของ Actor 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>กรอบสี่เหลี่ยมแสดงถึงขอบเขตของระบบโดยแสดงชื่อระบบภายในหรือด้านบนกรอบสี่เหลี่ยม Use Case อยู่ภายในกรอบสี่เหลี่ยม ส่วน <text:span text:style-name="T8">Actor อยู่ภายนอกกรอบสี่เหลี่ยม </text:span></text:p>
          </table:table-cell>
        </table:table-row>
        <table:table-row>
          <table:table-cell table:style-name="Table1.A2" office:value-type="string">
            <text:p text:style-name="P7"><draw:line text:anchor-type="paragraph" draw:z-index="2" draw:name="Shape2" draw:style-name="gr3" draw:text-style-name="P26" svg:x1="0.0689in" svg:y1="0.4807in" svg:x2="1.4024in" svg:y2="0.4909in"><text:p/></draw:line><draw:frame text:anchor-type="paragraph" draw:z-index="3" draw:name="Shape3" draw:style-name="gr4" svg:width="0.9689in" svg:height="0.198in" svg:x="0.1835in" svg:y="0.2827in"><draw:text-box><text:p>&lt;&lt;include&gt;&gt;</text:p></draw:text-box></draw:frame><draw:line text:anchor-type="paragraph" draw:z-index="4" draw:name="Shape2" draw:style-name="gr3" draw:text-style-name="P26" svg:x1="0.0791in" svg:y1="1.5535in" svg:x2="1.4126in" svg:y2="1.5638in"><text:p/></draw:line><draw:frame text:anchor-type="paragraph" draw:z-index="5" draw:name="Shape3" draw:style-name="gr4" svg:width="0.9689in" svg:height="0.198in" svg:x="0.1937in" svg:y="1.3555in"><draw:text-box><text:p>&lt;&lt;extend&gt;&gt;</text:p></draw:text-box></draw:frame></text:p>
          </table:table-cell>
          <table:table-cell table:style-name="Table1.B2" office:value-type="string">
            <text:p text:style-name="P8">ความสัมพันธ์แบบ &lt;&lt;User&gt;&gt; แสดงว่า Use Case หนึ่งดำเนินการตามขั้นตอนของ User Case อื่น โดยแทนด้วยสัญลักษณ์ลูกศรเส้นประ ซึ่ง Use Case ที่หางลูกศรเรียกใช้งาน Use Case ที่หัวลูกศรทุกครั้งที่มีการทำงาน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8">ความสัมพันธ์แบบ &lt;&lt;extend&gt;&gt; แสดงว่า Use Case หนึ่งดำเนินการตามขั้นตอนของ Use Case อื่น โดยเทนด้วยสัญลักษณ์ลูกศรเส้นประ ซึ่ง Use Case ที่หัวลูกศรเรียกใช้งาน Use Case ที่หัวลูกศรเรียกใช้งาน Use Case ที่หางลูกศร แต่การใช้งานไม่จำเป็นต้องเกิดขึ้นทุกครั้งขึ้นอยู่กับเงื่อนไขระหว่างการทำงาน</text:p>
          </table:table-cell>
        </table:table-row>
      </table:table>
      <text:h text:style-name="P19" text:outline-level="2"><text:span text:style-name="T6"><text:s text:c="2"/></text:span><text:span text:style-name="T7">Use Case Diagram แสดงการทำงานของแอพพูดสื่อใจมีรายละเอียดดังภาพที่ </text:span><text:span text:style-name="T2"><text:line-break/></text:span></text:h>
      <text:h text:style-name="P22" text:outline-level="2"><text:s text:c="5"/>3.5 Class Diagram <text:line-break/>3.6 State Diagram <text:line-break/>3.7 การออกแบบฐานข้อมูล <text:span text:style-name="T9">(ER Diagram)</text:span></text:h>
      <text:p text:style-name="P14">แผนภาพแสดงความสัมพันธ์ระหว่างข้อมูล ER Diagram (Entity Relationship Diagram) คือแผนภาพที่ใช้เป็นเครื่องมือสำหรับจำลองข้อมูล ซึ่งประกอบไปด้วย Entity คือ กลุ่มของข้อมูลและความสัมพันธ์ มีหลายชนิด เช่น ความสัมพันธ์แบบหนึ่งต่อหนึ่ง (One to One), หนึ่งต่อหลาย (One to Many), หรือ หลายสิ่งต่อหลายสิ่ง (Many to Many)</text:p>
      <text:p text:style-name="P17"/>
      <text:p text:style-name="P14">ตาราง สัญลักษณ์ของ ER Diagram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สัญลักษณ์</text:p>
          </table:table-cell>
          <table:table-cell table:style-name="Table2.B1" office:value-type="string">
            <text:p text:style-name="P10">ความหมาย</text:p>
          </table:table-cell>
        </table:table-row>
        <table:table-row>
          <table:table-cell table:style-name="Table2.A2" office:value-type="string">
            <text:p text:style-name="Table_20_Contents"><draw:rect text:anchor-type="paragraph" draw:z-index="6" draw:style-name="gr5" draw:text-style-name="P26" svg:width="1.5106in" svg:height="0.8858in" svg:x="0.6571in" svg:y="0.161in"><text:p/></draw:rect></text:p>
            <text:p text:style-name="Table_20_Contents"><draw:frame text:anchor-type="paragraph" draw:z-index="8" draw:style-name="gr7" svg:width="1.0835in" svg:height="0.2398in" svg:x="0.8756in" svg:y="0.0319in"><draw:text-box><text:p text:style-name="P26">ชื่อแอนทิตี้</text:p></draw:text-box></draw:frame></text:p>
            <text:p text:style-name="Table_20_Contents"><draw:line text:anchor-type="paragraph" draw:z-index="7" draw:style-name="gr6" draw:text-style-name="P27" svg:x1="0.6567in" svg:y1="0.0799in" svg:x2="2.1783in" svg:y2="0.0799in"><text:p/></draw:line><draw:frame text:anchor-type="paragraph" draw:z-index="9" draw:style-name="gr8" draw:text-style-name="P28" svg:width="1.2189in" svg:height="0.4169in" svg:x="0.8236in" svg:y="0.1634in"><draw:text-box><text:p><text:span text:style-name="T14">แอนทริบิวต์ </text:span><text:span text:style-name="T14">1</text:span></text:p><text:p><text:span text:style-name="T15">แอนทริบิวต์ </text:span><text:span text:style-name="T15">2</text:span></text:p></draw:text-box></draw:frame></text:p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P10">Entity ปกติ และ Attribute จะแสดงข้างใต้ชื่อ Entity โดย Attribute ที่เป็นคีย์หลัก จะขีดเส้นใต้ชื่อ Attribute </text:p>
            <text:p text:style-name="P10">PK คือ Primary Key</text:p>
            <text:p text:style-name="P10">FK คือ Foreign Key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><draw:frame text:anchor-type="paragraph" draw:z-index="11" draw:style-name="gr10" svg:width="1.7398in" svg:height="0.2504in" svg:x="0.6047in" svg:y="0.1291in"><draw:text-box><text:p text:style-name="P26">ชื่อความสัมพันธ์</text:p></draw:text-box></draw:frame></text:p>
            <text:p text:style-name="Table_20_Contents"><draw:line text:anchor-type="paragraph" draw:z-index="10" draw:style-name="gr9" draw:text-style-name="P26" svg:x1="0.4902in" svg:y1="0.1874in" svg:x2="2.4276in" svg:y2="0.1874in"><text:p/></draw:line></text:p>
            <text:p text:style-name="Table_20_Contents"/>
          </table:table-cell>
          <table:table-cell table:style-name="Table2.B2" office:value-type="string">
            <text:p text:style-name="P10">ความสัมพันธ์ระหว่างเอนทิตี้ปกติชื่อ ความสัมพันธ์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><draw:rect text:anchor-type="paragraph" draw:z-index="13" draw:style-name="gr11" draw:text-style-name="P26" svg:width="0.6252in" svg:height="0.6252in" svg:x="2.1984in" svg:y="0.0189in"><text:p/></draw:rect><draw:rect text:anchor-type="paragraph" draw:z-index="15" draw:style-name="gr11" draw:text-style-name="P26" svg:width="0.6252in" svg:height="0.6252in" svg:x="0.2925in" svg:y="0.0791in"><text:p/></draw:rect></text:p>
            <text:p text:style-name="Table_20_Contents"><draw:frame text:anchor-type="paragraph" draw:z-index="16" draw:style-name="gr12" svg:width="0.3232in" svg:height="0.2504in" svg:x="0.428in" svg:y="0.0835in"><draw:text-box><text:p>E1</text:p></draw:text-box></draw:frame><draw:frame text:anchor-type="paragraph" draw:z-index="18" draw:style-name="gr12" svg:width="0.3232in" svg:height="0.2504in" svg:x="2.3236in" svg:y="0.0665in"><draw:text-box><text:p>E2</text:p></draw:text-box></draw:frame><draw:line text:anchor-type="paragraph" draw:z-index="21" draw:style-name="gr13" draw:text-style-name="P26" svg:x1="1.011in" svg:y1="0.1in" svg:x2="1.011in" svg:y2="0.298in"><text:p/></draw:line><draw:line text:anchor-type="paragraph" draw:z-index="22" draw:style-name="gr13" draw:text-style-name="P26" svg:x1="1.0736in" svg:y1="0.1063in" svg:x2="1.0736in" svg:y2="0.3043in"><text:p/></draw:line><draw:line text:anchor-type="paragraph" draw:z-index="23" draw:style-name="gr13" draw:text-style-name="P26" svg:x1="2.0736in" svg:y1="0.1335in" svg:x2="2.0736in" svg:y2="0.3315in"><text:p/></draw:line><draw:line text:anchor-type="paragraph" draw:z-index="24" draw:style-name="gr13" draw:text-style-name="P26" svg:x1="2.011in" svg:y1="0.1335in" svg:x2="2.011in" svg:y2="0.3315in"><text:p/></draw:line></text:p>
            <text:p text:style-name="Table_20_Contents"><draw:line text:anchor-type="paragraph" draw:z-index="20" draw:style-name="gr13" draw:text-style-name="P26" svg:x1="0.9173in" svg:y1="0.0374in" svg:x2="2.1984in" svg:y2="0.0374in"><text:p/></draw:line></text:p>
            <text:p text:style-name="Table_20_Contents"><text:soft-page-break/></text:p>
            <text:p text:style-name="Table_20_Contents"/>
          </table:table-cell>
          <table:table-cell table:style-name="Table2.B2" office:value-type="string">
            <text:p text:style-name="P10">ความสัมพันธ์ของข้อมูลระหว่าง E1 กับ E2 แบบ 1:1 แบบ Total Participation (Mandatory)</text:p>
          </table:table-cell>
        </table:table-row>
        <table:table-row>
          <table:table-cell table:style-name="Table2.A2" office:value-type="string">
            <text:p text:style-name="Table_20_Contents"><draw:rect text:anchor-type="paragraph" draw:z-index="12" draw:style-name="gr11" draw:text-style-name="P26" svg:width="0.6252in" svg:height="0.6252in" svg:x="0.3028in" svg:y="0.0874in"><text:p/></draw:rect><draw:rect text:anchor-type="paragraph" draw:z-index="14" draw:style-name="gr11" draw:text-style-name="P26" svg:width="0.6252in" svg:height="0.6252in" svg:x="2.178in" svg:y="0.1102in"><text:p/></draw:rect></text:p>
            <text:p text:style-name="Table_20_Contents"><draw:frame text:anchor-type="paragraph" draw:z-index="17" draw:style-name="gr12" svg:width="0.3232in" svg:height="0.2504in" svg:x="0.4382in" svg:y="0.1102in"><draw:text-box><text:p>E1</text:p></draw:text-box></draw:frame><draw:frame text:anchor-type="paragraph" draw:z-index="19" draw:style-name="gr12" svg:width="0.3232in" svg:height="0.2504in" svg:x="2.3134in" svg:y="0.102in"><draw:text-box><text:p>E2</text:p></draw:text-box></draw:frame><draw:line text:anchor-type="paragraph" draw:z-index="26" draw:style-name="gr13" draw:text-style-name="P26" svg:x1="1.011in" svg:y1="0.1in" svg:x2="1.011in" svg:y2="0.298in"><text:p/></draw:line><draw:line text:anchor-type="paragraph" draw:z-index="27" draw:style-name="gr13" draw:text-style-name="P26" svg:x1="1.0634in" svg:y1="0.1063in" svg:x2="1.0634in" svg:y2="0.3043in"><text:p/></draw:line><draw:line text:anchor-type="paragraph" draw:z-index="28" draw:style-name="gr13" draw:text-style-name="P26" svg:x1="2.0425in" svg:y1="0.1063in" svg:x2="2.0425in" svg:y2="0.3043in"><text:p/></draw:line><draw:line text:anchor-type="paragraph" draw:z-index="29" draw:style-name="gr13" draw:text-style-name="P26" svg:x1="2.0425in" svg:y1="0.2043in" svg:x2="2.178in" svg:y2="0.0791in"><text:p/></draw:line></text:p>
            <text:p text:style-name="Table_20_Contents"><draw:line text:anchor-type="paragraph" draw:z-index="25" draw:style-name="gr13" draw:text-style-name="P26" svg:x1="0.928in" svg:y1="0.0126in" svg:x2="2.178in" svg:y2="0.0228in"><text:p/></draw:line><draw:line text:anchor-type="paragraph" draw:z-index="30" draw:style-name="gr13" draw:text-style-name="P26" svg:x1="2.0425in" svg:y1="0.0126in" svg:x2="2.178in" svg:y2="0.1791in"><text:p/></draw:line></text:p>
            <text:p text:style-name="Table_20_Contents"/>
            <text:p text:style-name="Table_20_Contents"/>
          </table:table-cell>
          <table:table-cell table:style-name="Table2.B2" office:value-type="string">
            <text:p text:style-name="P10">ความสัมพันธ์ของข้อมูลระหว่าง E1 กับ E2 แบบ 1:N โดย แบบ E1 เป็นแบบ Participation (Optional) ส่วน E2 เป็นแบบ Total Participation (Mandatory)</text:p>
          </table:table-cell>
        </table:table-row>
      </table:table>
      <text:p text:style-name="P14"><text:s/></text:p>
      <text:h text:style-name="Heading_20_2" text:outline-level="2"><text:tab/> <text:span text:style-name="T10">ภาพที่ </text:span><text:span text:style-name="T11">ER Diagtram ของแอพพลิเคชั่นพูดสื่อใจ</text:span></text:h>
      <text:p text:style-name="P15">พจนานุกรมข้อมูล (Data Dictionary)</text:p>
      <text:p text:style-name="P16">พจนานุกรมข้อมูล (Data Dictionary) ของแอพพลิเคชั่นพูดสื่อใจ ประกอบด้วยพจนานุกรมทั้งหมด 2 ตารางดังนี้</text:p>
      <text:p text:style-name="P4"/>
      <text:p text:style-name="P16">ตารางที่ ตารางสัญลักษณ์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">ชื่อ</text:p>
          </table:table-cell>
          <table:table-cell table:style-name="Table3.A1" office:value-type="string">
            <text:p text:style-name="P11">ชนิด</text:p>
          </table:table-cell>
          <table:table-cell table:style-name="Table3.A1" office:value-type="string">
            <text:p text:style-name="P11">ขนาด</text:p>
          </table:table-cell>
          <table:table-cell table:style-name="Table3.A1" office:value-type="string">
            <text:p text:style-name="P11">สถานะ</text:p>
          </table:table-cell>
          <table:table-cell table:style-name="Table3.E1" office:value-type="string">
            <text:p text:style-name="P11">คำอธิบาย</text:p>
          </table:table-cell>
        </table:table-row>
        <table:table-row>
          <table:table-cell table:style-name="Table3.A2" office:value-type="string">
            <text:p text:style-name="Table_20_Contents">ID_<text:span text:style-name="T13">Symbol</text:span></text:p>
          </table:table-cell>
          <table:table-cell table:style-name="Table3.A2" office:value-type="string">
            <text:p text:style-name="Table_20_Contents">In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PK</text:p>
          </table:table-cell>
          <table:table-cell table:style-name="Table3.E2" office:value-type="string">
            <text:p text:style-name="Table_20_Contents">รหัสสัญลักษณ์</text:p>
          </table:table-cell>
        </table:table-row>
        <table:table-row>
          <table:table-cell table:style-name="Table3.A2" office:value-type="string">
            <text:p text:style-name="Table_20_Contents">Name_<text:span text:style-name="T13">Symbol</text:span></text:p>
          </table:table-cell>
          <table:table-cell table:style-name="Table3.A2" office:value-type="string">
            <text:p text:style-name="Table_20_Contents">Tex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ชื่อแทนสัญลักษณ์</text:p>
          </table:table-cell>
        </table:table-row>
        <table:table-row>
          <table:table-cell table:style-name="Table3.A2" office:value-type="string">
            <text:p text:style-name="Table_20_Contents">Detail_<text:span text:style-name="T13">Symbol</text:span></text:p>
          </table:table-cell>
          <table:table-cell table:style-name="Table3.A2" office:value-type="string">
            <text:p text:style-name="Table_20_Contents">Tex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รายละเอียดคำอธิบายสัญลักษณ์</text:p>
          </table:table-cell>
        </table:table-row>
        <table:table-row>
          <table:table-cell table:style-name="Table3.A2" office:value-type="string">
            <text:p text:style-name="P25">Create_<text:span text:style-name="T13">Symbol</text:span>_Date</text:p>
          </table:table-cell>
          <table:table-cell table:style-name="Table3.A2" office:value-type="string">
            <text:p text:style-name="Table_20_Contents">Datetime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วันที่สร้างสัญลักษณ์</text:p>
          </table:table-cell>
        </table:table-row>
        <table:table-row>
          <table:table-cell table:style-name="Table3.A2" office:value-type="string">
            <text:p text:style-name="P25">Update_<text:span text:style-name="T13">Symbol</text:span>_Date</text:p>
          </table:table-cell>
          <table:table-cell table:style-name="Table3.A2" office:value-type="string">
            <text:p text:style-name="Table_20_Contents">Datetime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วันอัพเดตสัญลักษณ์</text:p>
          </table:table-cell>
        </table:table-row>
      </table:table>
      <text:p text:style-name="P4"/>
      <text:p text:style-name="P16">ตารางที่ ตารางข้อความหรือประโยค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2">ชื่อ</text:p>
          </table:table-cell>
          <table:table-cell table:style-name="Table4.A1" office:value-type="string">
            <text:p text:style-name="P12">ชนิด</text:p>
          </table:table-cell>
          <table:table-cell table:style-name="Table4.A1" office:value-type="string">
            <text:p text:style-name="P12">ขนาด</text:p>
          </table:table-cell>
          <table:table-cell table:style-name="Table4.A1" office:value-type="string">
            <text:p text:style-name="P12">สถานะ</text:p>
          </table:table-cell>
          <table:table-cell table:style-name="Table4.E1" office:value-type="string">
            <text:p text:style-name="P12">คำอธิบาย</text:p>
          </table:table-cell>
        </table:table-row>
        <table:table-row>
          <table:table-cell table:style-name="Table4.A2" office:value-type="string">
            <text:p text:style-name="P13">ID_Text</text:p>
          </table:table-cell>
          <table:table-cell table:style-name="Table4.A2" office:value-type="string">
            <text:p text:style-name="P13">Int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>PK</text:p>
          </table:table-cell>
          <table:table-cell table:style-name="Table4.E2" office:value-type="string">
            <text:p text:style-name="P13">รหัสข้อความหรือประโยค</text:p>
          </table:table-cell>
        </table:table-row>
        <table:table-row>
          <table:table-cell table:style-name="Table4.A2" office:value-type="string">
            <text:p text:style-name="P13">Text</text:p>
          </table:table-cell>
          <table:table-cell table:style-name="Table4.A2" office:value-type="string">
            <text:p text:style-name="P13">Text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E2" office:value-type="string">
            <text:p text:style-name="P23">ข้อความหรือประโยค</text:p>
          </table:table-cell>
        </table:table-row>
        <table:table-row>
          <table:table-cell table:style-name="Table4.A2" office:value-type="string">
            <text:p text:style-name="P25"><text:span text:style-name="T12">ID_</text:span><text:span text:style-name="T13">Symbol</text:span></text:p>
          </table:table-cell>
          <table:table-cell table:style-name="Table4.A2" office:value-type="string">
            <text:p text:style-name="P23">Int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23">FK</text:p>
          </table:table-cell>
          <table:table-cell table:style-name="Table4.E2" office:value-type="string">
            <text:p text:style-name="P23">รหัสสัญลักษณ์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112%" draw:distance="112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3161in" fo:margin-right="0in" fo:margin-top="0.25in" fo:margin-bottom="0in" style:contextual-spacing="true" fo:line-height="150%" fo:keep-together="always" fo:text-indent="0in" style:auto-text-indent="false"/>
      <style:text-properties fo:language="en" fo:country="GB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style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style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6:11:44.516682592</meta:creation-date>
    <meta:generator>LibreOffice/4.2.8.2$Linux_X86_64 LibreOffice_project/420m0$Build-2</meta:generator>
    <dc:date>2017-06-19T16:19:03.618507847</dc:date>
    <meta:editing-duration>PT38M57S</meta:editing-duration>
    <meta:editing-cycles>3</meta:editing-cycles>
    <meta:document-statistic meta:table-count="4" meta:image-count="0" meta:object-count="0" meta:page-count="3" meta:paragraph-count="73" meta:word-count="1650" meta:character-count="2611" meta:non-whitespace-character-count="2360"/>
  </office:meta>
</office:document-meta>
</file>